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c19" officeooo:paragraph-rsid="001b0c19"/>
    </style:style>
    <style:style style:name="P2" style:family="paragraph" style:parent-style-name="Standard">
      <style:text-properties officeooo:rsid="001b0c19" officeooo:paragraph-rsid="00361b8b"/>
    </style:style>
    <style:style style:name="P3" style:family="paragraph" style:parent-style-name="Standard">
      <style:text-properties officeooo:rsid="001b0c19" officeooo:paragraph-rsid="0039a118"/>
    </style:style>
    <style:style style:name="P4" style:family="paragraph" style:parent-style-name="Standard">
      <style:text-properties officeooo:rsid="001b0c19" officeooo:paragraph-rsid="0039e48b"/>
    </style:style>
    <style:style style:name="P5" style:family="paragraph" style:parent-style-name="Standard">
      <style:text-properties officeooo:rsid="001cb084" officeooo:paragraph-rsid="001cb084"/>
    </style:style>
    <style:style style:name="P6" style:family="paragraph" style:parent-style-name="Standard">
      <style:text-properties officeooo:rsid="001cb084" officeooo:paragraph-rsid="001cf372"/>
    </style:style>
    <style:style style:name="P7" style:family="paragraph" style:parent-style-name="Standard">
      <style:text-properties fo:font-weight="bold" officeooo:rsid="001cb084" officeooo:paragraph-rsid="001cb0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0c19" officeooo:paragraph-rsid="002509bd" style:font-weight-asian="bold" style:font-weight-complex="bold"/>
    </style:style>
    <style:style style:name="P9" style:family="paragraph" style:parent-style-name="Standard">
      <style:text-properties fo:font-weight="bold" officeooo:rsid="001ef9cb" officeooo:paragraph-rsid="001ef9cb" style:font-weight-asian="bold" style:font-weight-complex="bold"/>
    </style:style>
    <style:style style:name="P10" style:family="paragraph" style:parent-style-name="Standard">
      <style:text-properties officeooo:rsid="001ef9cb" officeooo:paragraph-rsid="001ef9cb"/>
    </style:style>
    <style:style style:name="P11" style:family="paragraph" style:parent-style-name="Standard">
      <style:text-properties officeooo:rsid="001ef9cb" officeooo:paragraph-rsid="002041c6"/>
    </style:style>
    <style:style style:name="T1" style:family="text">
      <style:text-properties officeooo:rsid="001cf372"/>
    </style:style>
    <style:style style:name="T2" style:family="text">
      <style:text-properties officeooo:rsid="00221d10"/>
    </style:style>
    <style:style style:name="T3" style:family="text">
      <style:text-properties officeooo:rsid="002371eb"/>
    </style:style>
    <style:style style:name="T4" style:family="text">
      <style:text-properties officeooo:rsid="002cf589"/>
    </style:style>
    <style:style style:name="T5" style:family="text">
      <style:text-properties officeooo:rsid="002ec1c1"/>
    </style:style>
    <style:style style:name="T6" style:family="text">
      <style:text-properties officeooo:rsid="0030451a"/>
    </style:style>
    <style:style style:name="T7" style:family="text">
      <style:text-properties officeooo:rsid="00314f85"/>
    </style:style>
    <style:style style:name="T8" style:family="text">
      <style:text-properties officeooo:rsid="00327d9e"/>
    </style:style>
    <style:style style:name="T9" style:family="text">
      <style:text-properties officeooo:rsid="00338863"/>
    </style:style>
    <style:style style:name="T10" style:family="text">
      <style:text-properties officeooo:rsid="0035607a"/>
    </style:style>
    <style:style style:name="T11" style:family="text">
      <style:text-properties officeooo:rsid="00386629"/>
    </style:style>
    <style:style style:name="T12" style:family="text">
      <style:text-properties officeooo:rsid="0039a118"/>
    </style:style>
    <style:style style:name="T13" style:family="text">
      <style:text-properties officeooo:rsid="0039e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E 451</text:p>
      <text:p text:style-name="P1">Abnob Doss and Matthew Bruns</text:p>
      <text:p text:style-name="P8">HW 3 – Disassembly Assignment</text:p>
      <text:p text:style-name="P1"/>
      <text:p text:style-name="P7">Introduction: </text:p>
      <text:p text:style-name="P6"><text:tab/><text:span text:style-name="T1">I</text:span>nitial development took place with <text:span text:style-name="T1">the use of the Capstone library, and the base design was made with that library and its variables in mind</text:span>. Abnob <text:span text:style-name="T1">wrote </text:span>the original linear assembler <text:span text:style-name="T1">as well as the main function, which handles arguments as described below. Doss also wrote two other functions:</text:span> ‘<text:span text:style-name="T1">get_elf_entry_point’ to determine where the disassembler would begin in a recursive disassembly, and ‘if_elf’ to note whether a file was made in the ELF format or not.</text:span> Matthew was the main contributer to the recursive disassembler <text:span text:style-name="T1">(‘recursive_disasm’)</text:span> algorithm and design, also designing <text:span text:style-name="T1">its helper functions </text:span>‘unchecked’, ‘<text:span text:style-name="T1">update_list’</text:span>, <text:span text:style-name="T1">and ‘addpoints’</text:span> <text:span text:style-name="T1">functions</text:span>. <text:span text:style-name="T1">He also modified ‘get_elf_entry_point’ into ‘get_text’ to draw data on the offset of the text section and its length if need be.</text:span></text:p>
      <text:p text:style-name="P5"/>
      <text:p text:style-name="P9">Running the Program:</text:p>
      <text:p text:style-name="P10"><text:tab/><text:span text:style-name="T3">This program requires the most current edition of python, as well as the capstone library and (TODO: List every other library we’re using). Executed from Linux terminal within the directory where the program and your target binary is being held, execute:</text:span></text:p>
      <text:p text:style-name="P10"><text:tab/><text:span text:style-name="T2">python bounce.py --file (filename) --(linear | recursive)</text:span></text:p>
      <text:p text:style-name="P11"><text:tab/><text:span text:style-name="T3">Example (binary filename ‘standard’, using recursive dissassembly): python bounce.py --file standard --recursive</text:span></text:p>
      <text:p text:style-name="P5"/>
      <text:p text:style-name="P7">Pseudocode:</text:p>
      <text:p text:style-name="P5"><text:tab/><text:span text:style-name="T4">linear_disasm:</text:span></text:p>
      <text:p text:style-name="P5"><text:tab/><text:tab/><text:span text:style-name="T4">0: Take the filename, the proper label, and the literal offset in bytes</text:span></text:p>
      <text:p text:style-name="P5"><text:tab/><text:tab/><text:span text:style-name="T4">1: Seek the proper location the .text section begins at to properly disassemble</text:span></text:p>
      <text:p text:style-name="P1"><text:tab/><text:tab/><text:span text:style-name="T4">2: For every line in the binary file:</text:span></text:p>
      <text:p text:style-name="P1"><text:tab/><text:tab/><text:tab/><text:span text:style-name="T4">2.1: For every set of commands in the line</text:span></text:p>
      <text:p text:style-name="P1"><text:tab/><text:tab/><text:tab/><text:tab/><text:span text:style-name="T4">2.1.1: Disassemble the code</text:span></text:p>
      <text:p text:style-name="P1"><text:tab/><text:tab/><text:tab/><text:tab/><text:span text:style-name="T4">2.1.2: Print the useful information (address, command, target(s))</text:span></text:p>
      <text:p text:style-name="P1"><text:tab/><text:span text:style-name="T4">unchecked:</text:span></text:p>
      <text:p text:style-name="P1"><text:tab/><text:tab/><text:span text:style-name="T5">0: Take the address we will be comparing to the set of addresses we already have</text:span></text:p>
      <text:p text:style-name="P1"><text:tab/><text:tab/><text:span text:style-name="T4">1: For every pair of addresses that we have currently gone to</text:span></text:p>
      <text:p text:style-name="P1"><text:tab/><text:tab/><text:tab/><text:span text:style-name="T6">1.1: If it is within the range of this pair return false</text:span></text:p>
      <text:p text:style-name="P1"><text:tab/><text:tab/><text:span text:style-name="T6">2: If no pair rejects it, return true.</text:span></text:p>
      <text:p text:style-name="P1"><text:tab/><text:span text:style-name="T7">update_list:</text:span></text:p>
      <text:p text:style-name="P1"><text:tab/><text:tab/><text:span text:style-name="T7">1: Consider the set of address ranges</text:span></text:p>
      <text:p text:style-name="P1"><text:tab/><text:tab/><text:tab/><text:span text:style-name="T7">1.1: Compare them to every other set:</text:span></text:p>
      <text:p text:style-name="P1"><text:tab/><text:tab/><text:tab/><text:tab/><text:span text:style-name="T8">1.1.1: If they are the same break</text:span></text:p>
      <text:p text:style-name="P1"><text:tab/><text:tab/><text:tab/><text:tab/><text:span text:style-name="T8">1.1.2: Set up their ends for comparison</text:span></text:p>
      <text:p text:style-name="P1"><text:tab/><text:tab/><text:tab/><text:tab/><text:span text:style-name="T8">1.1.3: If their ends are identical:</text:span></text:p>
      <text:p text:style-name="P1"><text:tab/><text:tab/><text:tab/><text:tab/><text:tab/><text:span text:style-name="T8">1.1.3.1: Remove one of them and break</text:span></text:p>
      <text:p text:style-name="P1"><text:tab/><text:tab/><text:tab/><text:tab/><text:span text:style-name="T8">1.1.4: If one of them contains the other:</text:span></text:p>
      <text:p text:style-name="P1"><text:tab/><text:tab/><text:tab/><text:tab/><text:tab/><text:span text:style-name="T8">1.1.4.1: Remove the smaller and break</text:span></text:p>
      <text:p text:style-name="P1"><text:tab/><text:tab/><text:tab/><text:tab/><text:span text:style-name="T8">1.1.5: If they cross over each other:</text:span></text:p>
      <text:p text:style-name="P1"><text:tab/><text:tab/><text:tab/><text:tab/><text:tab/><text:span text:style-name="T9">1.1.5.1: Take the smallest address and the largest address</text:span></text:p>
      <text:p text:style-name="P2"><text:tab/><text:tab/><text:tab/><text:tab/><text:tab/><text:span text:style-name="T10">1.1.5.2: Add a new set consisting of these points</text:span></text:p>
      <text:p text:style-name="P2"><text:span text:style-name="T10"><text:tab/><text:tab/><text:tab/><text:tab/><text:tab/>1.1.5.3: Remove parent sets</text:span></text:p>
      <text:p text:style-name="P2"><text:tab/><text:span text:style-name="T11">add_points:</text:span></text:p>
      <text:p text:style-name="P2"><text:soft-page-break/><text:tab/><text:tab/><text:span text:style-name="T11">0: Take values given by user</text:span></text:p>
      <text:p text:style-name="P2"><text:tab/><text:tab/><text:span text:style-name="T12">1: Turn into a new point</text:span></text:p>
      <text:p text:style-name="P3"><text:tab/><text:tab/><text:span text:style-name="T12">2: Add this new point to the list</text:span></text:p>
      <text:p text:style-name="P4"><text:span text:style-name="T12"><text:tab/><text:tab/>3: Update the list to prevent clutter</text:span></text:p>
      <text:p text:style-name="P4"><text:span text:style-name="T12"><text:tab/>recursive_disasm:</text:span></text:p>
      <text:p text:style-name="P4"><text:span text:style-name="T12"><text:tab/><text:tab/>0: Take the start point, the file we are considering, and the offset in bytes</text:span></text:p>
      <text:p text:style-name="P4"><text:tab/><text:tab/><text:span text:style-name="T12">1: Seek the proper location the .text section begins at to properly disassemble</text:span></text:p>
      <text:p text:style-name="P4"><text:span text:style-name="T12"><text:tab/><text:tab/><text:tab/>1.1: If we can’t go to the offset for some reason report error and return<text:tab/></text:span></text:p>
      <text:p text:style-name="P4"><text:tab/><text:tab/><text:span text:style-name="T4">2: For every line in the binary file:</text:span></text:p>
      <text:p text:style-name="P4"><text:tab/><text:tab/><text:tab/><text:span text:style-name="T4">2.1: For every set of commands in the line</text:span></text:p>
      <text:p text:style-name="P4"><text:tab/><text:tab/><text:tab/><text:tab/><text:span text:style-name="T4">2.1.1: Disassemble the code</text:span></text:p>
      <text:p text:style-name="P4"><text:tab/><text:tab/><text:tab/><text:tab/><text:span text:style-name="T4">2.1.2: Print the useful information (address, command, target(s))</text:span></text:p>
      <text:p text:style-name="P4"><text:tab/><text:tab/><text:tab/><text:tab/><text:span text:style-name="T13">2.1.3: Return on a return command</text:span></text:p>
      <text:p text:style-name="P4"><text:tab/><text:tab/><text:tab/><text:tab/><text:span text:style-name="T13">2.1.4: If there is an unconditional jump:</text:span></text:p>
      <text:p text:style-name="P4"><text:tab/><text:tab/><text:tab/><text:tab/><text:tab/><text:span text:style-name="T13">2.1.4.1: Save the range of addresses we have considered</text:span></text:p>
      <text:p text:style-name="P4"><text:tab/><text:tab/><text:tab/><text:tab/><text:tab/><text:span text:style-name="T13">2.1.4.2: Try to check if the target jump is a literal int</text:span></text:p>
      <text:p text:style-name="P4"><text:tab/><text:tab/><text:tab/><text:tab/><text:tab/><text:tab/><text:span text:style-name="T13">2.1.4.2.1: If we can recurse from the new position</text:span></text:p>
      <text:p text:style-name="P4"><text:tab/><text:tab/><text:tab/><text:tab/><text:tab/><text:tab/><text:span text:style-name="T13">2.1.4.2.2: If we can’t don’t try to, report error</text:span></text:p>
      <text:p text:style-name="P4"><text:tab/><text:tab/><text:tab/><text:tab/><text:tab/><text:span text:style-name="T13">2.1.4.3: Return- an unconditional jump is the end of this line</text:span></text:p>
      <text:p text:style-name="P4"><text:tab/><text:tab/><text:tab/><text:tab/><text:span text:style-name="T13">2.1.5: If there is a conditional jump:</text:span></text:p>
      <text:p text:style-name="P4"><text:tab/><text:tab/><text:tab/><text:tab/><text:tab/><text:span text:style-name="T13">2.1.5.1: Save the range of addresses we have considered</text:span></text:p>
      <text:p text:style-name="P4"><text:tab/><text:tab/><text:tab/><text:tab/><text:tab/><text:span text:style-name="T13">2.1.5.2: Try to check if the target jump is a literal int</text:span></text:p>
      <text:p text:style-name="P4"><text:tab/><text:tab/><text:tab/><text:tab/><text:tab/><text:tab/><text:span text:style-name="T13">2.1.5.2.1: If we can recurse from the new position</text:span></text:p>
      <text:p text:style-name="P4"><text:tab/><text:tab/><text:tab/><text:tab/><text:tab/><text:tab/><text:span text:style-name="T13">2.1.5.2.2: If we can’t don’t try to, report err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47:09.655020145</meta:creation-date>
    <dc:date>2018-03-31T03:23:11.381608240</dc:date>
    <meta:editing-duration>PT1H21M1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601" meta:character-count="3703" meta:non-whitespace-character-count="2989"/>
  </office:meta>
</office:document-meta>
</file>